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7-03" calcext:value-type="date">
            <text:p>03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8-04" calcext:value-type="date">
            <text:p>04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9-02" calcext:value-type="date">
            <text:p>02/09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10-01" calcext:value-type="date">
            <text:p>01/10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5])" office:value-type="float" office:value="0" calcext:value-type="float">
            <text:p>-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7">00/00/0000</text:date></text:span><text:span text:style-name="MT2"><text:s/>- </text:span><text:span text:style-name="MT2"><text:time style:data-style-name="N2" text:time-value="15:55:33.286278600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15:55:33.301923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07T15:55:55.218384900</dc:date>
    <dc:language>pt-PT</dc:language>
    <meta:editing-cycles>677</meta:editing-cycles>
    <meta:editing-duration>P4DT6H48M28S</meta:editing-duration>
    <meta:print-date>2023-12-29T11:28:27.023000000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